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New Tai Lue" svg:font-family="'Microsoft New Tai Lue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1" fo:font-size="11pt" officeooo:rsid="0018f175" officeooo:paragraph-rsid="001c7c94" style:font-size-asian="11pt" style:font-name-complex="Liberation Sans1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style:font-name="Segoe UI1" fo:font-size="10.5pt" officeooo:rsid="00135442" officeooo:paragraph-rsid="0013f95b" style:font-size-asian="10.5pt" style:font-name-complex="Liberation Sans1" style:font-size-complex="10.5pt"/>
    </style:style>
    <style:style style:name="P3" style:family="paragraph" style:parent-style-name="Standard">
      <style:text-properties fo:color="#000000" style:font-name="Segoe UI1" fo:font-size="10.5pt" officeooo:rsid="00135442" officeooo:paragraph-rsid="00135442" style:font-size-asian="10.5pt" style:font-name-complex="Liberation Sans1" style:font-size-complex="10.5pt"/>
    </style:style>
    <style:style style:name="P4" style:family="paragraph" style:parent-style-name="Standard">
      <style:text-properties fo:color="#000000" style:font-name="Segoe UI1" fo:font-size="10.5pt" officeooo:rsid="00121483" officeooo:paragraph-rsid="00121483" style:font-size-asian="10.5pt" style:font-name-complex="Liberation Sans1" style:font-size-complex="10.5pt"/>
    </style:style>
    <style:style style:name="P5" style:family="paragraph" style:parent-style-name="Standard">
      <style:paragraph-properties fo:text-align="start" style:justify-single-word="false"/>
      <style:text-properties fo:color="#000000" style:font-name="Segoe UI1" fo:font-size="10.5pt" officeooo:rsid="0013f95b" officeooo:paragraph-rsid="0014c589" style:font-size-asian="10.5pt" style:font-name-complex="Liberation Sans1" style:font-size-complex="10.5pt"/>
    </style:style>
    <style:style style:name="P6" style:family="paragraph" style:parent-style-name="Standard">
      <style:paragraph-properties fo:text-align="start" style:justify-single-word="false"/>
      <style:text-properties fo:color="#000000" style:font-name="Segoe UI1" fo:font-size="10.5pt" officeooo:rsid="0013f95b" officeooo:paragraph-rsid="0013f95b" style:font-size-asian="10.5pt" style:font-name-complex="Liberation Sans1" style:font-size-complex="10.5pt"/>
    </style:style>
    <style:style style:name="P7" style:family="paragraph" style:parent-style-name="Standard">
      <style:paragraph-properties fo:text-align="start" style:justify-single-word="false"/>
      <style:text-properties fo:color="#000000" style:font-name="Segoe UI1" fo:font-size="10.5pt" officeooo:rsid="0014c589" officeooo:paragraph-rsid="0014c589" style:font-size-asian="10.5pt" style:font-name-complex="Liberation Sans1" style:font-size-complex="10.5pt"/>
    </style:style>
    <style:style style:name="P8" style:family="paragraph" style:parent-style-name="Standard">
      <style:paragraph-properties fo:text-align="start" style:justify-single-word="false"/>
      <style:text-properties fo:color="#000000" style:font-name="Segoe UI1" fo:font-size="10.5pt" officeooo:rsid="00160fb3" officeooo:paragraph-rsid="0017c8e2" style:font-size-asian="10.5pt" style:font-name-complex="Liberation Sans1" style:font-size-complex="10.5pt"/>
    </style:style>
    <style:style style:name="P9" style:family="paragraph" style:parent-style-name="Standard">
      <style:paragraph-properties fo:text-align="start" style:justify-single-word="false"/>
      <style:text-properties fo:color="#000000" style:font-name="Segoe UI1" fo:font-size="10.5pt" officeooo:rsid="0017c8e2" officeooo:paragraph-rsid="0017c8e2" style:font-size-asian="10.5pt" style:font-name-complex="Liberation Sans1" style:font-size-complex="10.5pt"/>
    </style:style>
    <style:style style:name="P10" style:family="paragraph" style:parent-style-name="Standard">
      <style:paragraph-properties fo:text-align="start" style:justify-single-word="false"/>
      <style:text-properties fo:color="#000000" style:font-name="Segoe UI1" fo:font-size="10.5pt" officeooo:rsid="0017c8e2" officeooo:paragraph-rsid="0018f175" style:font-size-asian="10.5pt" style:font-name-complex="Liberation Sans1" style:font-size-complex="10.5pt"/>
    </style:style>
    <style:style style:name="P11" style:family="paragraph" style:parent-style-name="Standard">
      <style:paragraph-properties fo:text-align="start" style:justify-single-word="false"/>
      <style:text-properties fo:color="#000000" style:font-name="Segoe UI1" fo:font-size="10.5pt" officeooo:rsid="0018f175" officeooo:paragraph-rsid="0018f175" style:font-size-asian="10.5pt" style:font-name-complex="Liberation Sans1" style:font-size-complex="10.5pt"/>
    </style:style>
    <style:style style:name="P12" style:family="paragraph" style:parent-style-name="Standard">
      <style:paragraph-properties fo:text-align="justify" style:justify-single-word="false"/>
      <style:text-properties fo:color="#000000" style:font-name="Segoe UI1" fo:font-size="10.5pt" officeooo:paragraph-rsid="0011b17f" style:font-size-asian="10.5pt" style:font-name-complex="Liberation Sans1" style:font-size-complex="10.5pt"/>
    </style:style>
    <style:style style:name="P13" style:family="paragraph" style:parent-style-name="Standard">
      <style:paragraph-properties fo:text-align="justify" style:justify-single-word="false"/>
      <style:text-properties fo:color="#000000" style:font-name="Segoe UI1" fo:font-size="10.5pt" officeooo:paragraph-rsid="0011b17f" style:font-size-asian="10.5pt" style:font-name-complex="Liberation Sans1" style:font-size-complex="10.5pt" loext:padding="0cm" loext:border="none"/>
    </style:style>
    <style:style style:name="P14" style:family="paragraph" style:parent-style-name="Standard">
      <style:paragraph-properties fo:text-align="start" style:justify-single-word="false"/>
      <style:text-properties fo:color="#000000" style:font-name="Segoe UI1" fo:font-size="10.5pt" officeooo:rsid="00336c48" officeooo:paragraph-rsid="003774d0" style:font-size-asian="10.5pt" style:font-name-complex="Liberation Sans1" style:font-size-complex="10.5pt"/>
    </style:style>
    <style:style style:name="P15" style:family="paragraph" style:parent-style-name="Standard">
      <style:text-properties fo:color="#000000" style:font-name="Segoe UI1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16" style:family="paragraph" style:parent-style-name="Standard">
      <style:text-properties officeooo:paragraph-rsid="001c7c94"/>
    </style:style>
    <style:style style:name="P17" style:family="paragraph" style:parent-style-name="Standard">
      <style:paragraph-properties fo:text-align="justify" style:justify-single-word="false"/>
      <style:text-properties style:font-name="Microsoft New Tai Lue" fo:font-size="10.5pt" officeooo:paragraph-rsid="0011b17f" style:font-size-asian="10.5pt" style:font-size-complex="10.5pt"/>
    </style:style>
    <style:style style:name="P18" style:family="paragraph" style:parent-style-name="Standard">
      <style:text-properties style:font-name="Segoe UI1" fo:font-size="10.5pt" officeooo:paragraph-rsid="00135442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Segoe UI1" fo:font-size="10.5pt" officeooo:paragraph-rsid="00135442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style:font-name="Segoe UI1" fo:font-size="10.5pt" officeooo:paragraph-rsid="0018f175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style:font-name="Segoe UI1" fo:font-size="10.5pt" officeooo:paragraph-rsid="0011b17f" style:font-size-asian="10.5pt" style:font-size-complex="10.5pt"/>
    </style:style>
    <style:style style:name="P22" style:family="paragraph" style:parent-style-name="Standard">
      <style:text-properties style:font-name="Segoe UI1" fo:font-size="10.5pt" fo:font-weight="normal" officeooo:paragraph-rsid="001be3ce" style:font-size-asian="10.5pt" style:font-weight-asian="normal" style:font-name-complex="Liberation Sans1" style:font-size-complex="10.5pt" style:font-weight-complex="normal"/>
    </style:style>
    <style:style style:name="P23" style:family="paragraph" style:parent-style-name="Standard">
      <style:text-properties style:font-name="Segoe UI1" fo:font-size="10.5pt" fo:font-weight="normal" officeooo:paragraph-rsid="0011b17f" style:font-size-asian="10.5pt" style:font-weight-asian="normal" style:font-name-complex="Liberation Sans1" style:font-size-complex="10.5pt" style:font-weight-complex="normal"/>
    </style:style>
    <style:style style:name="P24" style:family="paragraph" style:parent-style-name="Standard">
      <style:text-properties style:font-name="Segoe UI1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25" style:family="paragraph" style:parent-style-name="Standard">
      <style:text-properties style:font-name="Segoe UI1" fo:font-size="10.5pt" fo:font-weight="bold" officeooo:paragraph-rsid="0011b17f" style:font-size-asian="10.5pt" style:font-weight-asian="bold" style:font-name-complex="Liberation Serif1" style:font-size-complex="10.5pt" style:font-weight-complex="bold"/>
    </style:style>
    <style:style style:name="P26" style:family="paragraph" style:parent-style-name="Standard">
      <style:text-properties style:font-name="Segoe UI1" fo:font-size="12pt" fo:font-weight="bold" officeooo:paragraph-rsid="0011b17f" style:font-size-asian="12pt" style:font-weight-asian="bold" style:font-name-complex="Liberation Sans1" style:font-size-complex="12pt" style:font-weight-complex="bold"/>
    </style:style>
    <style:style style:name="P27" style:family="paragraph" style:parent-style-name="Standard">
      <style:text-properties fo:color="#ef413d" style:font-name="Segoe UI1" fo:font-size="10.5pt" fo:font-style="italic" fo:font-weight="bold" officeooo:rsid="002eac2f" officeooo:paragraph-rsid="002eac2f" style:font-size-asian="10.5pt" style:font-style-asian="italic" style:font-weight-asian="bold" style:font-name-complex="Liberation Sans1" style:font-size-complex="10.5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Segoe UI1" fo:font-size="10.5pt" officeooo:rsid="0037f84c" officeooo:paragraph-rsid="0037f84c" style:font-size-asian="10.5pt" style:font-name-complex="Liberation Sans1" style:font-size-complex="10.5pt"/>
    </style:style>
    <style:style style:name="T1" style:family="text">
      <style:text-properties fo:color="#000000" style:font-name-complex="Liberation Sans1"/>
    </style:style>
    <style:style style:name="T2" style:family="text">
      <style:text-properties fo:color="#000000" officeooo:rsid="00135442" style:font-name-complex="Liberation Sans1"/>
    </style:style>
    <style:style style:name="T3" style:family="text">
      <style:text-properties fo:color="#00599d" style:font-name="Segoe UI1" fo:font-size="10.5pt" fo:font-weight="normal" officeooo:rsid="001e6d90" style:font-size-asian="10.5pt" style:font-weight-asian="normal" style:font-name-complex="Liberation Sans1" style:font-size-complex="10.5pt" style:font-weight-complex="normal"/>
    </style:style>
    <style:style style:name="T4" style:family="text">
      <style:text-properties fo:color="#00599d" style:font-name="Segoe UI1" fo:font-size="10.5pt" fo:font-weight="normal" officeooo:rsid="001e6d90" style:font-size-asian="10.5pt" style:font-weight-asian="normal" style:font-size-complex="10.5pt" style:font-weight-complex="normal"/>
    </style:style>
    <style:style style:name="T5" style:family="text">
      <style:text-properties officeooo:rsid="0013f95b"/>
    </style:style>
    <style:style style:name="T6" style:family="text">
      <style:text-properties fo:color="#bd7cb5" style:text-underline-style="solid" style:text-underline-width="auto" style:text-underline-color="font-color" fo:font-weight="bold" officeooo:rsid="001edfe0" style:font-weight-asian="bold" style:font-name-complex="Liberation Sans1" style:font-weight-complex="bold"/>
    </style:style>
    <style:style style:name="T7" style:family="text">
      <style:text-properties officeooo:rsid="0018f175"/>
    </style:style>
    <style:style style:name="T8" style:family="text">
      <style:text-properties officeooo:rsid="001fcf6c" loext:padding="0cm" loext:border="none"/>
    </style:style>
    <style:style style:name="T9" style:family="text">
      <style:text-properties fo:color="#f04e4d"/>
    </style:style>
    <style:style style:name="T10" style:family="text">
      <style:text-properties fo:color="#f04e4d" style:font-name="Segoe UI1" fo:font-size="10.5pt" fo:font-weight="bold" style:font-size-asian="10.5pt" style:font-weight-asian="bold" style:font-size-complex="10.5pt" style:font-weight-complex="bold"/>
    </style:style>
    <style:style style:name="T11" style:family="text">
      <style:text-properties officeooo:rsid="001be3ce"/>
    </style:style>
    <style:style style:name="T12" style:family="text">
      <style:text-properties officeooo:rsid="001be3ce" loext:padding="0cm" loext:border="none"/>
    </style:style>
    <style:style style:name="T13" style:family="text">
      <style:text-properties officeooo:rsid="00135442"/>
    </style:style>
    <style:style style:name="T14" style:family="text">
      <style:text-properties officeooo:rsid="0014c589"/>
    </style:style>
    <style:style style:name="T15" style:family="text">
      <style:text-properties officeooo:rsid="0017c8e2"/>
    </style:style>
    <style:style style:name="T16" style:family="text">
      <style:text-properties style:font-name="Segoe UI1" fo:font-size="10.5pt" fo:font-weight="normal" style:font-size-asian="10.5pt" style:font-weight-asian="normal" style:font-name-complex="Liberation Sans1" style:font-size-complex="10.5pt" style:font-weight-complex="normal"/>
    </style:style>
    <style:style style:name="T17" style:family="text">
      <style:text-properties style:font-name="Segoe UI1" fo:font-size="10.5pt" fo:font-weight="normal" officeooo:rsid="001fcf6c" style:font-size-asian="10.5pt" style:font-weight-asian="normal" style:font-size-complex="10.5pt" style:font-weight-complex="normal" loext:padding="0cm" loext:border="none"/>
    </style:style>
    <style:style style:name="T18" style:family="text">
      <style:text-properties style:font-name="Segoe UI1" fo:font-size="10.5pt" fo:font-weight="normal" officeooo:rsid="001be3ce" style:font-size-asian="10.5pt" style:font-weight-asian="normal" style:font-size-complex="10.5pt" style:font-weight-complex="normal" loext:padding="0cm" loext:border="none"/>
    </style:style>
    <style:style style:name="T19" style:family="text">
      <style:text-properties style:font-name="Segoe UI1" fo:font-size="10.5pt" style:font-size-asian="10.5pt" style:font-size-complex="10.5pt"/>
    </style:style>
    <style:style style:name="T20" style:family="text">
      <style:text-properties style:font-name="Segoe UI1" fo:font-size="10.5pt" officeooo:rsid="001be3ce" style:font-size-asian="10.5pt" style:font-size-complex="10.5pt"/>
    </style:style>
    <style:style style:name="T21" style:family="text">
      <style:text-properties style:font-name="Segoe UI1" fo:font-size="10.5pt" officeooo:rsid="00135442" style:font-size-asian="10.5pt" style:font-size-complex="10.5pt"/>
    </style:style>
    <style:style style:name="T22" style:family="text">
      <style:text-properties fo:color="#ce181e" fo:font-style="italic" fo:font-weight="bold" officeooo:rsid="00135442" style:font-style-asian="italic" style:font-weight-asian="bold" style:font-name-complex="Liberation Sans1" style:font-style-complex="italic" style:font-weight-complex="bold"/>
    </style:style>
    <style:style style:name="T23" style:family="text">
      <style:text-properties style:font-name="Segoe UI"/>
    </style:style>
    <style:style style:name="T24" style:family="text">
      <style:text-properties officeooo:rsid="0035a2c0"/>
    </style:style>
    <style:style style:name="T25" style:family="text">
      <style:text-properties officeooo:rsid="00336c48"/>
    </style:style>
    <style:style style:name="T26" style:family="text">
      <style:text-properties officeooo:rsid="0039c6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ahinja Gligović</text:p>
      <text:p text:style-name="P4">Hooloovoo</text:p>
      <text:p text:style-name="P3">Ljutice Bogdana 9 </text:p>
      <text:p text:style-name="P18"><text:span text:style-name="T2">11000 Beograd</text:span><text:span text:style-name="T1"> </text:span></text:p>
      <text:p text:style-name="P16"><text:span text:style-name="T16">E-mail: </text:span><text:span text:style-name="Internet_20_link"><text:span text:style-name="T3">strahinja.gligovic@gmail.com</text:span></text:span></text:p>
      <text:p text:style-name="P22">Mobilni: <text:span text:style-name="T11">(0</text:span><text:span text:style-name="T8">64</text:span><text:span text:style-name="T12">) </text:span><text:span text:style-name="T8">265 - 7627</text:span> <text:span text:style-name="T9">?????????</text:span></text:p>
      <text:p text:style-name="P23"/>
      <text:p text:style-name="P27">CHECK OUT THE Format before printing</text:p>
      <text:p text:style-name="P24"/>
      <text:p text:style-name="P26">Preporuka za Farkaš Ingrid</text:p>
      <text:p text:style-name="P25"/>
      <text:p text:style-name="P15"/>
      <text:p text:style-name="P19"><text:span text:style-name="T22">ĆćČčŠšŽžĐđ </text:span><text:span text:style-name="T1">Ov</text:span><text:span text:style-name="T2">u preporuku pišem za Ingrid Farkaš, koja je konkurisala za posao </text:span><text:span text:style-name="T6">Programera</text:span><text:span text:style-name="T1">.</text:span></text:p>
      <text:p text:style-name="P21"/>
      <text:p text:style-name="P2">Ingrid sam predavao Bootstrap, HTML, CSS, JavaScript, jQuery, Node.js <text:span text:style-name="T5">i</text:span> Angular u okviru kursa Veb Programiranje. <text:span text:style-name="T5">Na osnovu Ingridinih zadataka i u</text:span>č<text:span text:style-name="T5">estvovanja na </text:span>č<text:span text:style-name="T5">asu, ocenio bih da je Ingridin uspeh na mom </text:span>č<text:span text:style-name="T5">asu izvanredan.</text:span></text:p>
      <text:p text:style-name="P6"/>
      <text:p text:style-name="P5">Hteo bih da naglasim da je u<text:span text:style-name="T13">ž</text:span>ivala u u<text:span text:style-name="T13">č</text:span>enju i istra<text:span text:style-name="T13">ž</text:span>ivanju novog materijala i razvoju veb strana koji su studenti radili kod ku<text:span text:style-name="T13">ć</text:span>e i uvek se trudila <text:span text:style-name="T14">da reši probleme koje nisam pokazao na času. Pored toga ona poseduje kombinaciju inteligencije, znanja i ljudskih osobina za uspeh. </text:span></text:p>
      <text:p text:style-name="P7"/>
      <text:p text:style-name="P8"><text:span text:style-name="T14">I</text:span>ngrid ima brojne prednosti koje mo<text:span text:style-name="T13">ž</text:span>e da ponudi kompaniji. Ona je vredna, motivisana, pozitivna, kreativna, ima dobar pristup <text:span text:style-name="T15">rešavanju problema, želi da nauči nove tehnologije …</text:span></text:p>
      <text:p text:style-name="P9"/>
      <text:p text:style-name="P9">Ve<text:span text:style-name="T13">ž</text:span>be na <text:span text:style-name="T13">č</text:span>asu je radila samostalno, a istovremeno je bila spremna da pomogne drugim studentima u grupi – rekao bih da je veoma dobar deo tima koji uvek <text:span text:style-name="T13">ž</text:span>eli da nau<text:span text:style-name="T13">č</text:span>i ne<text:span text:style-name="T13">š</text:span>to novo i da ima veoma pozitivan i optimisti<text:span text:style-name="T13">č</text:span>ki stav.</text:p>
      <text:p text:style-name="P28"><text:s text:c="2"/></text:p>
      <text:p text:style-name="P14">Posle zavr<text:span text:style-name="T13">š</text:span>etka kursa Ingrid je radila na dva hobi projekta jer je htela da usavr<text:span text:style-name="T23">š</text:span>i znanje <text:span text:style-name="T24">i da primeni znanje sa kursa na projektu. Mislim da je ona veoma talentovani programer i da vidi širu sliku i obraća pažnju na sitne detalje.</text:span></text:p>
      <text:p text:style-name="P9"/>
      <text:p text:style-name="P9">Ingrid je pokazala odli<text:span text:style-name="T13">č</text:span>ne rezultate u studiranju, zatim <text:span text:style-name="T13">ž</text:span>elju za stru<text:span text:style-name="T13">č</text:span>nim usavr<text:span text:style-name="T13">š</text:span>avanjem, te bi njenim prijemom Va<text:span text:style-name="T13">š</text:span>a kompanija dobila izvanrednog programera.</text:p>
      <text:p text:style-name="P9"/>
      <text:p text:style-name="P10">Na kraju, toplo bih preporu<text:span text:style-name="T13">čio Ingrid Farkaš za posao Programera. Na osnovu rada i zalaganja na mom kursu siguran sam da će Ingrid biti pozitivan i uspešan dodatak Vašoj kompaniji.</text:span></text:p>
      <text:p text:style-name="P11"/>
      <text:p text:style-name="P1"><text:span text:style-name="T19">Ako su Vam potrebne dodatne informacije, slobodne me nazovte ( telefon: </text:span><text:span text:style-name="T20">(0</text:span><text:span text:style-name="T17">64</text:span><text:span text:style-name="T18">) <text:s/></text:span><text:span text:style-name="T17">265 - 7627</text:span><text:span text:style-name="T19"> </text:span><text:span text:style-name="T10">?????????</text:span><text:span text:style-name="T19"> ) ili mi po</text:span><text:span text:style-name="T21">š</text:span><text:span text:style-name="T19">aljite email ( email: </text:span><text:span text:style-name="Internet_20_link"><text:span text:style-name="T4">strahinja.gligovic@gmail.com</text:span></text:span><text:span text:style-name="T19"> ).</text:span></text:p>
      <text:p text:style-name="P20"/>
      <text:p text:style-name="P12">S poštovanjem,</text:p>
      <text:p text:style-name="P12"/>
      <text:p text:style-name="P13"/>
      <text:p text:style-name="P12"/>
      <text:p text:style-name="P12"/>
      <text:p text:style-name="P12"><text:span text:style-name="T7">Strahinja Gligo</text:span>vić</text:p>
      <text:p text:style-name="P21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New Tai Lue" svg:font-family="'Microsoft New Tai Lue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3-17T19:59:23.137000000</dc:date>
    <meta:editing-duration>PT4H52M57S</meta:editing-duration>
    <meta:editing-cycles>28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20" meta:word-count="308" meta:character-count="1952" meta:non-whitespace-character-count="1656"/>
  </office:meta>
</office:document-meta>
</file>